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0eb2e" officeooo:paragraph-rsid="0000eb2e" style:font-size-asian="54pt" style:font-size-complex="54pt"/>
    </style:style>
    <style:style style:name="P2" style:family="paragraph" style:parent-style-name="Standard">
      <style:text-properties fo:font-size="28pt" officeooo:rsid="0000eb2e" officeooo:paragraph-rsid="0000eb2e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lt:</text:p>
      <text:p text:style-name="P1">CSR{BigBigEntropy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20:07:22.202609392</meta:creation-date>
    <dc:date>2021-10-29T20:09:49.755479119</dc:date>
    <meta:editing-duration>PT27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